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2.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648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17.773cm"/>
    </style:style>
    <style:style style:name="co12" style:family="table-column">
      <style:table-column-properties fo:break-before="auto" style:column-width="17.364cm"/>
    </style:style>
    <style:style style:name="co13" style:family="table-column">
      <style:table-column-properties fo:break-before="auto" style:column-width="14.16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095cm" fo:break-before="auto" style:use-optimal-row-height="false"/>
    </style:style>
    <style:style style:name="ro2" style:family="table-row">
      <style:table-row-properties style:row-height="2.764cm" fo:break-before="auto" style:use-optimal-row-height="true"/>
    </style:style>
    <style:style style:name="ro3" style:family="table-row">
      <style:table-row-properties style:row-height="3.159cm" fo:break-before="auto" style:use-optimal-row-height="true"/>
    </style:style>
    <style:style style:name="ro4" style:family="table-row">
      <style:table-row-properties style:row-height="3.552cm" fo:break-before="auto" style:use-optimal-row-height="true"/>
    </style:style>
    <style:style style:name="ro5" style:family="table-row">
      <style:table-row-properties style:row-height="3.948cm" fo:break-before="auto" style:use-optimal-row-height="true"/>
    </style:style>
    <style:style style:name="ro6" style:family="table-row">
      <style:table-row-properties style:row-height="4.343cm" fo:break-before="auto" style:use-optimal-row-height="true"/>
    </style:style>
    <style:style style:name="ro7" style:family="table-row">
      <style:table-row-properties style:row-height="1.97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Pr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8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3" office:value-type="string" calcext:value-type="string">
            <text:p>survived_in_suites</text:p>
          </table:table-cell>
          <table:table-cell table:style-name="ce3" office:value-type="string" calcext:value-type="string">
            <text:p>no_coverage_suites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rimesGrok_FS2Test, PrimesGrok_FS3Test, PrimesGrok_FS4Test, PrimesGrok_FS5Test, PrimesGrok_OS1Test, PrimesGrok_OS3Test, PrimesGrok_OS4Test, PrimesGrok_OS5Test, PrimesGrok_ZS1Test, PrimesGrok_ZS2Test, PrimesGrok_ZS3Test, PrimesGrok_ZS4Test, PrimesGrok_ZS5Test, PrimesLlama_FS1Test, PrimesLlama_FS2Test, PrimesLlama_FS3Test, PrimesLlama_FS4Test, PrimesLlama_FS5Test, PrimesLlama_OS3Test, PrimesLlama_OS4Test, PrimesLlama_OS5Test, PrimesLlama_ZS3Test, PrimesQwen_OS4Test, PrimesQwen_OS5Test, PrimesQwen_ZS1Test, PrimesQwen_ZS2Test, PrimesQwen_ZS3Test, PrimesQwen_ZS4Test, PrimesQwen_ZS5Test</text:p>
          </table:table-cell>
          <table:table-cell table:style-name="ce4" office:value-type="string" calcext:value-type="string">
            <text:p>PrimesGrok_COC1Test, PrimesGrok_COC2Test, PrimesGrok_COC3Test, PrimesGrok_COC5Test, PrimesGrok_POT1Test, PrimesGrok_POT2Test, PrimesGrok_POT3Test, PrimesGrok_POT4Test, PrimesGrok_POT5Test, PrimesLlama_POT1Test, PrimesLlama_POT5Test, PrimesQwen_POT2Test, PrimesQwen_POT4Test, PrimesQwen_POT5Test</text:p>
          </table:table-cell>
          <table:table-cell table:style-name="ce4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rimesGrok_COC1Test, PrimesGrok_COC2Test, PrimesGrok_COC3Test, PrimesGrok_COC5Test, PrimesGrok_FS2Test, PrimesGrok_FS3Test, PrimesGrok_OS1Test, PrimesGrok_OS3Test, PrimesGrok_OS4Test, PrimesGrok_OS5Test, PrimesGrok_POT1Test, PrimesGrok_POT2Test, PrimesGrok_POT3Test, PrimesGrok_POT4Test, PrimesGrok_POT5Test, PrimesGrok_ZS1Test, PrimesGrok_ZS2Test, PrimesGrok_ZS3Test, PrimesGrok_ZS4Test, PrimesGrok_ZS5Test, PrimesLlama_POT1Test, PrimesLlama_POT5Test, PrimesLlama_ZS3Test, PrimesQwen_OS4Test, PrimesQwen_OS5Test, PrimesQwen_POT2Test, PrimesQwen_POT5Test, PrimesQwen_ZS1Test, PrimesQwen_ZS2Test, PrimesQwen_ZS3Test, PrimesQwen_ZS4Test, PrimesQwen_ZS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rimesGrok_FS4Test, PrimesGrok_FS5Test, PrimesLlama_FS1Test, PrimesLlama_FS2Test, PrimesLlama_FS3Test, PrimesLlama_FS4Test, PrimesLlama_FS5Test, PrimesLlama_OS3Test, PrimesLlama_OS4Test, PrimesLlama_OS5Test, PrimesQwen_POT4Test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rimesGrok_COC1Test, PrimesGrok_COC2Test, PrimesGrok_COC3Test, PrimesGrok_COC5Test, PrimesGrok_OS1Test, PrimesGrok_OS3Test, PrimesGrok_OS5Test, PrimesGrok_POT1Test, PrimesGrok_POT3Test, PrimesGrok_POT4Test, PrimesGrok_POT5Test, PrimesGrok_ZS1Test, PrimesGrok_ZS2Test, PrimesGrok_ZS3Test, PrimesGrok_ZS4Test, PrimesGrok_ZS5Test, PrimesQwen_POT2Test, PrimesQwen_POT4Test, PrimesQwen_POT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rimesGrok_FS2Test, PrimesGrok_FS3Test, PrimesGrok_FS4Test, PrimesGrok_FS5Test, PrimesGrok_OS4Test, PrimesGrok_POT2Test, PrimesLlama_FS1Test, PrimesLlama_FS2Test, PrimesLlama_FS3Test, PrimesLlama_FS4Test, PrimesLlama_FS5Test, PrimesLlama_OS3Test, PrimesLlama_OS4Test, PrimesLlama_OS5Test, PrimesLlama_POT1Test, PrimesLlama_POT5Test, PrimesLlama_ZS3Test, PrimesQwen_OS4Test, PrimesQwen_OS5Test, PrimesQwen_ZS1Test, PrimesQwen_ZS2Test, PrimesQwen_ZS3Test, PrimesQwen_ZS4Test, PrimesQwen_ZS5Test</text:p>
          </table:table-cell>
          <table:table-cell table:number-columns-repeated="7"/>
          <table:table-cell table:style-name="ce6"/>
        </table:table-row>
        <table:table-row table:style-name="ro4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rimesGrok_COC1Test, PrimesGrok_COC2Test, PrimesGrok_COC3Test, PrimesGrok_COC5Test, PrimesGrok_OS5Test, PrimesGrok_POT1Test, PrimesGrok_POT2Test, PrimesGrok_POT3Test, PrimesGrok_POT4Test, PrimesGrok_POT5Test, PrimesLlama_FS4Test, PrimesLlama_ZS3Test, PrimesQwen_OS4Test, PrimesQwen_POT2Test, PrimesQwen_POT5Test</text:p>
          </table:table-cell>
          <table:table-cell table:style-name="ce4" office:value-type="string" calcext:value-type="string">
            <text:p>PrimesGrok_FS2Test, PrimesGrok_FS3Test, PrimesGrok_FS4Test, PrimesGrok_FS5Test, PrimesGrok_OS1Test, PrimesGrok_OS3Test, PrimesGrok_OS4Test, PrimesGrok_ZS1Test, PrimesGrok_ZS2Test, PrimesGrok_ZS3Test, PrimesGrok_ZS4Test, PrimesGrok_ZS5Test, PrimesLlama_FS1Test, PrimesLlama_FS2Test, PrimesLlama_FS3Test, PrimesLlama_FS5Test, PrimesLlama_OS3Test, PrimesLlama_OS4Test, PrimesLlama_OS5Test, PrimesLlama_POT1Test, PrimesLlama_POT5Test, PrimesQwen_OS5Test, PrimesQwen_POT4Test, PrimesQwen_ZS1Test, PrimesQwen_ZS2Test, PrimesQwen_ZS3Test, PrimesQwen_ZS4Test, PrimesQwen_ZS5Test</text:p>
          </table:table-cell>
          <table:table-cell table:number-columns-repeated="8"/>
        </table:table-row>
        <table:table-row table:style-name="ro5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PrimesGrok_COC1Test, PrimesGrok_COC2Test, PrimesGrok_COC3Test, PrimesGrok_COC5Test, PrimesGrok_OS5Test, PrimesGrok_POT1Test, PrimesGrok_POT2Test, PrimesGrok_POT3Test, PrimesLlama_FS4Test, PrimesQwen_OS4Test, PrimesQwen_POT2Test, PrimesQwen_POT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rimesGrok_FS2Test, PrimesGrok_FS3Test, PrimesGrok_FS4Test, PrimesGrok_FS5Test, PrimesGrok_OS1Test, PrimesGrok_OS3Test, PrimesGrok_OS4Test, PrimesGrok_POT4Test, PrimesGrok_POT5Test, PrimesGrok_ZS1Test, PrimesGrok_ZS2Test, PrimesGrok_ZS3Test, PrimesGrok_ZS4Test, PrimesGrok_ZS5Test, PrimesLlama_FS1Test, PrimesLlama_FS2Test, PrimesLlama_FS3Test, PrimesLlama_FS5Test, PrimesLlama_OS3Test, PrimesLlama_OS4Test, PrimesLlama_OS5Test, PrimesLlama_POT1Test, PrimesLlama_POT5Test, PrimesLlama_ZS3Test, PrimesQwen_OS5Test, PrimesQwen_POT4Test, PrimesQwen_ZS1Test, PrimesQwen_ZS2Test, PrimesQwen_ZS3Test, PrimesQwen_ZS4Test, PrimesQwen_ZS5Test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rimesGrok_COC1Test, PrimesGrok_COC2Test, PrimesGrok_COC3Test, PrimesGrok_COC5Test, PrimesGrok_FS2Test, PrimesGrok_FS3Test, PrimesGrok_FS4Test, PrimesGrok_FS5Test, PrimesGrok_OS1Test, PrimesGrok_OS3Test, PrimesGrok_OS4Test, PrimesGrok_OS5Test, PrimesGrok_POT1Test, PrimesGrok_POT2Test, PrimesGrok_POT3Test, PrimesGrok_POT4Test, PrimesGrok_POT5Test, PrimesGrok_ZS1Test, PrimesGrok_ZS2Test, PrimesGrok_ZS3Test, PrimesGrok_ZS4Test, PrimesGrok_ZS5Test, PrimesLlama_FS1Test, PrimesLlama_FS2Test, PrimesLlama_FS3Test, PrimesLlama_FS4Test, PrimesLlama_FS5Test, PrimesLlama_OS3Test, PrimesLlama_OS4Test, PrimesLlama_OS5Test, PrimesLlama_POT1Test, PrimesLlama_POT5Test, PrimesLlama_ZS3Test, PrimesQwen_OS4Test, PrimesQwen_OS5Test, PrimesQwen_POT2Test, PrimesQwen_POT4Test, PrimesQwen_POT5Test, PrimesQwen_ZS1Test, PrimesQwen_ZS2Test, PrimesQwen_ZS3Test, PrimesQwen_ZS4Test, PrimesQwen_ZS5Test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8"/>
        </table:table-row>
        <table:table-row table:style-name="ro7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rimesGrok_COC1Test, PrimesGrok_COC2Test, PrimesGrok_COC3Test, PrimesGrok_COC5Test, PrimesGrok_OS1Test, PrimesGrok_OS3Test, PrimesGrok_OS5Test, PrimesGrok_POT1Test, PrimesGrok_POT3Test, PrimesGrok_ZS1Test, PrimesGrok_ZS2Test, PrimesGrok_ZS3Test, PrimesGrok_ZS4Test, PrimesGrok_ZS5Test, PrimesLlama_ZS3Test, PrimesQwen_POT5Test</text:p>
          </table:table-cell>
          <table:table-cell table:style-name="ce4" office:value-type="string" calcext:value-type="string">
            <text:p>PrimesGrok_FS2Test, PrimesGrok_FS3Test, PrimesGrok_OS4Test, PrimesGrok_POT2Test, PrimesGrok_POT4Test, PrimesGrok_POT5Test, PrimesLlama_FS4Test, PrimesLlama_POT1Test, PrimesLlama_POT5Test, PrimesQwen_OS4Test, PrimesQwen_OS5Test, PrimesQwen_POT2Test, PrimesQwen_POT4Test, PrimesQwen_ZS1Test, PrimesQwen_ZS2Test, PrimesQwen_ZS3Test, PrimesQwen_ZS4Test, PrimesQwen_ZS5Test</text:p>
          </table:table-cell>
          <table:table-cell table:style-name="ce4" office:value-type="string" calcext:value-type="string">
            <text:p>PrimesGrok_FS4Test, PrimesGrok_FS5Test, PrimesLlama_FS1Test, PrimesLlama_FS2Test, PrimesLlama_FS3Test, PrimesLlama_FS5Test, PrimesLlama_OS3Test, PrimesLlama_OS4Test, PrimesLlama_OS5Test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rimesGrok_COC1Test, PrimesGrok_COC2Test, PrimesGrok_COC3Test, PrimesGrok_COC5Test, PrimesGrok_FS2Test, PrimesGrok_FS3Test, PrimesGrok_FS4Test, PrimesGrok_FS5Test, PrimesGrok_OS1Test, PrimesGrok_OS3Test, PrimesGrok_OS4Test, PrimesGrok_OS5Test, PrimesGrok_POT1Test, PrimesGrok_POT2Test, PrimesGrok_POT3Test, PrimesGrok_POT4Test, PrimesGrok_POT5Test, PrimesGrok_ZS1Test, PrimesGrok_ZS2Test, PrimesGrok_ZS3Test, PrimesGrok_ZS4Test, PrimesGrok_ZS5Test, PrimesLlama_FS1Test, PrimesLlama_FS2Test, PrimesLlama_FS3Test, PrimesLlama_FS4Test, PrimesLlama_FS5Test, PrimesLlama_OS3Test, PrimesLlama_OS4Test, PrimesLlama_OS5Test, PrimesLlama_POT1Test, PrimesLlama_POT5Test, PrimesLlama_ZS3Test, PrimesQwen_OS4Test, PrimesQwen_OS5Test, PrimesQwen_POT2Test, PrimesQwen_POT4Test, PrimesQwen_POT5Test, PrimesQwen_ZS1Test, PrimesQwen_ZS2Test, PrimesQwen_ZS3Test, PrimesQwen_ZS4Test, PrimesQwen_ZS5Test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rimesGrok_COC1Test, PrimesGrok_COC2Test, PrimesGrok_COC3Test, PrimesGrok_COC5Test, PrimesGrok_FS2Test, PrimesGrok_FS3Test, PrimesGrok_FS4Test, PrimesGrok_FS5Test, PrimesGrok_OS1Test, PrimesGrok_OS3Test, PrimesGrok_OS4Test, PrimesGrok_OS5Test, PrimesGrok_POT1Test, PrimesGrok_POT2Test, PrimesGrok_POT3Test, PrimesGrok_POT4Test, PrimesGrok_POT5Test, PrimesGrok_ZS1Test, PrimesGrok_ZS2Test, PrimesGrok_ZS3Test, PrimesGrok_ZS4Test, PrimesGrok_ZS5Test, PrimesLlama_FS1Test, PrimesLlama_FS2Test, PrimesLlama_FS3Test, PrimesLlama_FS4Test, PrimesLlama_FS5Test, PrimesLlama_OS3Test, PrimesLlama_OS4Test, PrimesLlama_OS5Test, PrimesLlama_POT1Test, PrimesLlama_POT5Test, PrimesLlama_ZS3Test, PrimesQwen_OS4Test, PrimesQwen_OS5Test, PrimesQwen_POT2Test, PrimesQwen_POT4Test, PrimesQwen_POT5Test, PrimesQwen_ZS1Test, PrimesQwen_ZS2Test, PrimesQwen_ZS3Test, PrimesQwen_ZS4Test, PrimesQwen_ZS5Test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10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rimesGrok_COC1Test, PrimesGrok_COC2Test, PrimesGrok_COC3Test, PrimesGrok_COC5Test, PrimesGrok_FS2Test, PrimesGrok_FS3Test, PrimesGrok_FS4Test, PrimesGrok_FS5Test, PrimesGrok_OS1Test, PrimesGrok_OS3Test, PrimesGrok_OS4Test, PrimesGrok_OS5Test, PrimesGrok_POT1Test, PrimesGrok_POT2Test, PrimesGrok_POT3Test, PrimesGrok_POT4Test, PrimesGrok_POT5Test, PrimesGrok_ZS1Test, PrimesGrok_ZS2Test, PrimesGrok_ZS3Test, PrimesGrok_ZS4Test, PrimesGrok_ZS5Test, PrimesLlama_FS1Test, PrimesLlama_FS2Test, PrimesLlama_FS3Test, PrimesLlama_FS4Test, PrimesLlama_FS5Test, PrimesLlama_OS3Test, PrimesLlama_OS4Test, PrimesLlama_OS5Test, PrimesLlama_POT1Test, PrimesLlama_POT5Test, PrimesLlama_ZS3Test, PrimesQwen_OS4Test, PrimesQwen_OS5Test, PrimesQwen_POT2Test, PrimesQwen_POT4Test, PrimesQwen_POT5Test, PrimesQwen_ZS1Test, PrimesQwen_ZS2Test, PrimesQwen_ZS3Test, PrimesQwen_ZS4Test, PrimesQwen_ZS5Test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11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rimesGrok_COC1Test, PrimesGrok_COC2Test, PrimesGrok_COC3Test, PrimesGrok_COC5Test, PrimesGrok_FS2Test, PrimesGrok_FS3Test, PrimesGrok_FS4Test, PrimesGrok_FS5Test, PrimesGrok_OS1Test, PrimesGrok_OS3Test, PrimesGrok_OS4Test, PrimesGrok_OS5Test, PrimesGrok_POT1Test, PrimesGrok_POT2Test, PrimesGrok_POT3Test, PrimesGrok_POT4Test, PrimesGrok_POT5Test, PrimesGrok_ZS1Test, PrimesGrok_ZS2Test, PrimesGrok_ZS3Test, PrimesGrok_ZS4Test, PrimesGrok_ZS5Test, PrimesLlama_FS1Test, PrimesLlama_FS2Test, PrimesLlama_FS3Test, PrimesLlama_FS4Test, PrimesLlama_FS5Test, PrimesLlama_OS3Test, PrimesLlama_OS4Test, PrimesLlama_OS5Test, PrimesLlama_POT1Test, PrimesLlama_POT5Test, PrimesLlama_ZS3Test, PrimesQwen_OS4Test, PrimesQwen_OS5Test, PrimesQwen_POT2Test, PrimesQwen_POT4Test, PrimesQwen_POT5Test, PrimesQwen_ZS1Test, PrimesQwen_ZS2Test, PrimesQwen_ZS3Test, PrimesQwen_ZS4Test, PrimesQwen_ZS5Test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12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rimesGrok_COC1Test, PrimesGrok_COC5Test, PrimesGrok_OS5Test, PrimesGrok_POT1Test, PrimesGrok_POT3Test, PrimesLlama_ZS3Test</text:p>
          </table:table-cell>
          <table:table-cell table:style-name="ce4" office:value-type="string" calcext:value-type="string">
            <text:p>PrimesGrok_COC2Test, PrimesGrok_COC3Test, PrimesGrok_FS2Test, PrimesGrok_FS3Test, PrimesGrok_OS1Test, PrimesGrok_OS3Test, PrimesGrok_OS4Test, PrimesGrok_POT2Test, PrimesGrok_POT4Test, PrimesGrok_POT5Test, PrimesGrok_ZS1Test, PrimesGrok_ZS2Test, PrimesGrok_ZS3Test, PrimesGrok_ZS4Test, PrimesGrok_ZS5Test, PrimesLlama_FS4Test, PrimesLlama_POT1Test, PrimesLlama_POT5Test, PrimesQwen_OS4Test, PrimesQwen_OS5Test, PrimesQwen_POT2Test, PrimesQwen_POT4Test, PrimesQwen_POT5Test, PrimesQwen_ZS1Test, PrimesQwen_ZS2Test, PrimesQwen_ZS3Test, PrimesQwen_ZS4Test, PrimesQwen_ZS5Test</text:p>
          </table:table-cell>
          <table:table-cell table:style-name="ce4" office:value-type="string" calcext:value-type="string">
            <text:p>PrimesGrok_FS4Test, PrimesGrok_FS5Test, PrimesLlama_FS1Test, PrimesLlama_FS2Test, PrimesLlama_FS3Test, PrimesLlama_FS5Test, PrimesLlama_OS3Test, PrimesLlama_OS4Test, PrimesLlama_OS5Test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13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rimesGrok_COC1Test, PrimesGrok_COC2Test, PrimesGrok_COC3Test, PrimesGrok_COC5Test, PrimesGrok_OS1Test, PrimesGrok_OS3Test, PrimesGrok_OS5Test, PrimesGrok_POT1Test, PrimesGrok_POT3Test, PrimesGrok_ZS1Test, PrimesGrok_ZS2Test, PrimesGrok_ZS3Test, PrimesGrok_ZS4Test, PrimesGrok_ZS5Test, PrimesLlama_FS4Test, PrimesQwen_OS4Test, PrimesQwen_POT5Test</text:p>
          </table:table-cell>
          <table:table-cell table:style-name="ce4" office:value-type="string" calcext:value-type="string">
            <text:p>PrimesGrok_POT2Test, PrimesGrok_POT4Test, PrimesGrok_POT5Test, PrimesQwen_POT2Test, PrimesQwen_POT4Test</text:p>
          </table:table-cell>
          <table:table-cell table:style-name="ce4" office:value-type="string" calcext:value-type="string">
            <text:p>PrimesGrok_FS2Test, PrimesGrok_FS3Test, PrimesGrok_FS4Test, PrimesGrok_FS5Test, PrimesGrok_OS4Test, PrimesLlama_FS1Test, PrimesLlama_FS2Test, PrimesLlama_FS3Test, PrimesLlama_FS5Test, PrimesLlama_OS3Test, PrimesLlama_OS4Test, PrimesLlama_OS5Test, PrimesLlama_POT1Test, PrimesLlama_POT5Test, PrimesLlama_ZS3Test, PrimesQwen_OS5Test, PrimesQwen_ZS1Test, PrimesQwen_ZS2Test, PrimesQwen_ZS3Test, PrimesQwen_ZS4Test, PrimesQwen_ZS5Test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14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rimesGrok_COC1Test, PrimesGrok_COC2Test, PrimesGrok_COC3Test, PrimesGrok_COC5Test, PrimesGrok_FS2Test, PrimesGrok_FS3Test, PrimesGrok_OS1Test, PrimesGrok_OS3Test, PrimesGrok_OS4Test, PrimesGrok_OS5Test, PrimesGrok_POT1Test, PrimesGrok_POT2Test, PrimesGrok_POT3Test, PrimesGrok_POT4Test, PrimesGrok_POT5Test, PrimesGrok_ZS1Test, PrimesGrok_ZS2Test, PrimesGrok_ZS3Test, PrimesGrok_ZS4Test, PrimesGrok_ZS5Test, PrimesLlama_FS4Test, PrimesLlama_POT5Test, PrimesLlama_ZS3Test, PrimesQwen_OS4Test, PrimesQwen_OS5Test, PrimesQwen_POT2Test, PrimesQwen_POT5Test, PrimesQwen_ZS1Test, PrimesQwen_ZS2Test, PrimesQwen_ZS3Test, PrimesQwen_ZS4Test, PrimesQwen_ZS5Test</text:p>
          </table:table-cell>
          <table:table-cell table:style-name="ce4" office:value-type="string" calcext:value-type="string">
            <text:p>PrimesLlama_POT1Test, PrimesQwen_POT4Test</text:p>
          </table:table-cell>
          <table:table-cell table:style-name="ce4" office:value-type="string" calcext:value-type="string">
            <text:p>PrimesGrok_FS4Test, PrimesGrok_FS5Test, PrimesLlama_FS1Test, PrimesLlama_FS2Test, PrimesLlama_FS3Test, PrimesLlama_FS5Test, PrimesLlama_OS3Test, PrimesLlama_OS4Test, PrimesLlama_OS5Test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15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PrimesGrok_COC1Test, PrimesGrok_COC2Test, PrimesGrok_COC3Test, PrimesGrok_COC5Test, PrimesGrok_OS5Test, PrimesGrok_POT1Test, PrimesGrok_POT2Test, PrimesGrok_POT3Test, PrimesLlama_FS4Test, PrimesLlama_ZS3Test, PrimesQwen_OS4Test, PrimesQwen_POT2Test, PrimesQwen_POT5Test</text:p>
          </table:table-cell>
          <table:table-cell table:style-name="ce4" office:value-type="string" calcext:value-type="string">
            <text:p>PrimesGrok_POT4Test, PrimesGrok_POT5Test</text:p>
          </table:table-cell>
          <table:table-cell table:style-name="ce4" office:value-type="string" calcext:value-type="string">
            <text:p>PrimesGrok_FS2Test, PrimesGrok_FS3Test, PrimesGrok_FS4Test, PrimesGrok_FS5Test, PrimesGrok_OS1Test, PrimesGrok_OS3Test, PrimesGrok_OS4Test, PrimesGrok_ZS1Test, PrimesGrok_ZS2Test, PrimesGrok_ZS3Test, PrimesGrok_ZS4Test, PrimesGrok_ZS5Test, PrimesLlama_FS1Test, PrimesLlama_FS2Test, PrimesLlama_FS3Test, PrimesLlama_FS5Test, PrimesLlama_OS3Test, PrimesLlama_OS4Test, PrimesLlama_OS5Test, PrimesLlama_POT1Test, PrimesLlama_POT5Test, PrimesQwen_OS5Test, PrimesQwen_POT4Test, PrimesQwen_ZS1Test, PrimesQwen_ZS2Test, PrimesQwen_ZS3Test, PrimesQwen_ZS4Test, PrimesQwen_ZS5Test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16</text:p>
          </table:table-cell>
          <table:table-cell table:style-name="ce2" office:value-type="string" calcext:value-type="string">
            <text:p>OP05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rimesGrok_COC1Test, PrimesGrok_COC2Test, PrimesGrok_COC3Test, PrimesGrok_COC5Test, PrimesGrok_FS2Test, PrimesGrok_FS3Test, PrimesGrok_FS4Test, PrimesGrok_FS5Test, PrimesGrok_OS1Test, PrimesGrok_OS3Test, PrimesGrok_OS4Test, PrimesGrok_OS5Test, PrimesGrok_POT1Test, PrimesGrok_POT2Test, PrimesGrok_POT3Test, PrimesGrok_POT4Test, PrimesGrok_POT5Test, PrimesGrok_ZS1Test, PrimesGrok_ZS2Test, PrimesGrok_ZS3Test, PrimesGrok_ZS4Test, PrimesGrok_ZS5Test, PrimesLlama_FS1Test, PrimesLlama_FS2Test, PrimesLlama_FS3Test, PrimesLlama_FS4Test, PrimesLlama_FS5Test, PrimesLlama_OS3Test, PrimesLlama_OS4Test, PrimesLlama_OS5Test, PrimesLlama_POT1Test, PrimesLlama_POT5Test, PrimesLlama_ZS3Test, PrimesQwen_OS4Test, PrimesQwen_OS5Test, PrimesQwen_POT2Test, PrimesQwen_POT4Test, PrimesQwen_POT5Test, PrimesQwen_ZS1Test, PrimesQwen_ZS2Test, PrimesQwen_ZS3Test, PrimesQwen_ZS4Test, PrimesQwen_ZS5Test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17</text:p>
          </table:table-cell>
          <table:table-cell table:style-name="ce2" office:value-type="string" calcext:value-type="string">
            <text:p>OP05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rimesGrok_COC1Test, PrimesGrok_COC2Test, PrimesGrok_COC3Test, PrimesGrok_COC5Test, PrimesGrok_FS2Test, PrimesGrok_FS3Test, PrimesGrok_FS4Test, PrimesGrok_FS5Test, PrimesGrok_OS1Test, PrimesGrok_OS3Test, PrimesGrok_OS4Test, PrimesGrok_OS5Test, PrimesGrok_POT1Test, PrimesGrok_POT2Test, PrimesGrok_POT3Test, PrimesGrok_POT4Test, PrimesGrok_POT5Test, PrimesGrok_ZS1Test, PrimesGrok_ZS2Test, PrimesGrok_ZS3Test, PrimesGrok_ZS4Test, PrimesGrok_ZS5Test, PrimesLlama_FS1Test, PrimesLlama_FS2Test, PrimesLlama_FS3Test, PrimesLlama_FS4Test, PrimesLlama_FS5Test, PrimesLlama_OS3Test, PrimesLlama_OS4Test, PrimesLlama_OS5Test, PrimesLlama_POT1Test, PrimesLlama_POT5Test, PrimesLlama_ZS3Test, PrimesQwen_OS4Test, PrimesQwen_OS5Test, PrimesQwen_POT2Test, PrimesQwen_POT4Test, PrimesQwen_POT5Test, PrimesQwen_ZS1Test, PrimesQwen_ZS2Test, PrimesQwen_ZS3Test, PrimesQwen_ZS4Test, PrimesQwen_ZS5Test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18</text:p>
          </table:table-cell>
          <table:table-cell table:style-name="ce2" office:value-type="string" calcext:value-type="string">
            <text:p>OP05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rimesGrok_COC1Test, PrimesGrok_COC2Test, PrimesGrok_COC3Test, PrimesGrok_COC5Test, PrimesGrok_FS2Test, PrimesGrok_FS3Test, PrimesGrok_FS4Test, PrimesGrok_FS5Test, PrimesGrok_OS1Test, PrimesGrok_OS3Test, PrimesGrok_OS4Test, PrimesGrok_OS5Test, PrimesGrok_POT1Test, PrimesGrok_POT2Test, PrimesGrok_POT3Test, PrimesGrok_POT4Test, PrimesGrok_POT5Test, PrimesGrok_ZS1Test, PrimesGrok_ZS2Test, PrimesGrok_ZS3Test, PrimesGrok_ZS4Test, PrimesGrok_ZS5Test, PrimesLlama_FS1Test, PrimesLlama_FS2Test, PrimesLlama_FS3Test, PrimesLlama_FS4Test, PrimesLlama_FS5Test, PrimesLlama_OS3Test, PrimesLlama_OS4Test, PrimesLlama_OS5Test, PrimesLlama_POT1Test, PrimesLlama_POT5Test, PrimesLlama_ZS3Test, PrimesQwen_OS4Test, PrimesQwen_OS5Test, PrimesQwen_POT2Test, PrimesQwen_POT4Test, PrimesQwen_POT5Test, PrimesQwen_ZS1Test, PrimesQwen_ZS2Test, PrimesQwen_ZS3Test, PrimesQwen_ZS4Test, PrimesQwen_ZS5Test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19</text:p>
          </table:table-cell>
          <table:table-cell table:style-name="ce2" office:value-type="string" calcext:value-type="string">
            <text:p>OP05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PrimesGrok_COC1Test, PrimesGrok_COC2Test, PrimesGrok_COC3Test, PrimesGrok_COC5Test, PrimesGrok_FS2Test, PrimesGrok_FS3Test, PrimesGrok_OS1Test, PrimesGrok_OS3Test, PrimesGrok_OS4Test, PrimesGrok_OS5Test, PrimesGrok_POT1Test, PrimesGrok_POT2Test, PrimesGrok_POT3Test, PrimesGrok_POT4Test, PrimesGrok_POT5Test, PrimesGrok_ZS1Test, PrimesGrok_ZS2Test, PrimesGrok_ZS3Test, PrimesGrok_ZS4Test, PrimesGrok_ZS5Test, PrimesLlama_POT1Test, PrimesLlama_POT5Test, PrimesLlama_ZS3Test, PrimesQwen_OS4Test, PrimesQwen_OS5Test, PrimesQwen_POT2Test, PrimesQwen_POT4Test, PrimesQwen_POT5Test, PrimesQwen_ZS1Test, PrimesQwen_ZS2Test, PrimesQwen_ZS3Test, PrimesQwen_ZS4Test, PrimesQwen_ZS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rimesGrok_FS4Test, PrimesGrok_FS5Test, PrimesLlama_FS1Test, PrimesLlama_FS2Test, PrimesLlama_FS3Test, PrimesLlama_FS4Test, PrimesLlama_FS5Test, PrimesLlama_OS3Test, PrimesLlama_OS4Test, PrimesLlama_OS5Test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20</text:p>
          </table:table-cell>
          <table:table-cell table:style-name="ce2" office:value-type="string" calcext:value-type="string">
            <text:p>OP05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PrimesGrok_COC1Test, PrimesGrok_COC2Test, PrimesGrok_COC5Test, PrimesGrok_OS5Test, PrimesGrok_POT1Test, PrimesGrok_POT2Test, PrimesGrok_POT3Test, PrimesGrok_POT4Test, PrimesGrok_POT5Test, PrimesLlama_FS4Test, PrimesLlama_ZS3Test, PrimesQwen_OS4Test, PrimesQwen_POT2Test, PrimesQwen_POT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rimesGrok_COC3Test, PrimesGrok_FS2Test, PrimesGrok_FS3Test, PrimesGrok_FS4Test, PrimesGrok_FS5Test, PrimesGrok_OS1Test, PrimesGrok_OS3Test, PrimesGrok_OS4Test, PrimesGrok_ZS1Test, PrimesGrok_ZS2Test, PrimesGrok_ZS3Test, PrimesGrok_ZS4Test, PrimesGrok_ZS5Test, PrimesLlama_FS1Test, PrimesLlama_FS2Test, PrimesLlama_FS3Test, PrimesLlama_FS5Test, PrimesLlama_OS3Test, PrimesLlama_OS4Test, PrimesLlama_OS5Test, PrimesLlama_POT1Test, PrimesLlama_POT5Test, PrimesQwen_OS5Test, PrimesQwen_POT4Test, PrimesQwen_ZS1Test, PrimesQwen_ZS2Test, PrimesQwen_ZS3Test, PrimesQwen_ZS4Test, PrimesQwen_ZS5Test</text:p>
          </table:table-cell>
          <table:table-cell table:number-columns-repeated="8"/>
        </table:table-row>
        <table:table-row table:style-name="ro8" table:number-rows-repeated="1048554">
          <table:table-cell table:number-columns-repeated="21"/>
        </table:table-row>
        <table:table-row table:style-name="ro8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0:38:54.557244256</dc:date>
    <meta:editing-duration>PT2M15S</meta:editing-duration>
    <meta:editing-cycles>1</meta:editing-cycles>
    <meta:document-statistic meta:table-count="1" meta:cell-count="273" meta:object-count="0"/>
    <meta:generator>LibreOffice/24.2.7.2$Linux_X86_64 LibreOffice_project/420$Build-2</meta:generator>
  </office:meta>
</office:document-meta>
</file>